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1.737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folgskontrolle zu<text:line-break/>Module „autoyast“ [SSA 1007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1</text:p>
          </draw:text-box>
        </draw:frame>
        <draw:frame presentation:style-name="pr5" draw:layer="layout" svg:width="25.199cm" svg:height="12.179cm" svg:x="1.4cm" svg:y="4.914cm" presentation:class="outline">
          <draw:text-box>
            <text:p>Welches sind typische Tasks, die mit autoyast erledigt werden?</text:p>
            <text:p>A) Dienste starten und stoppen</text:p>
            <text:p>B) Systeme automatisiert installieren</text:p>
            <text:p>C) Pakete installieren und deinstallieren</text:p>
            <text:p>D) Systeme klone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>
          <draw:text-box>
            <text:p>Kontrollfrage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Mit welchem Befehl wird ein autoyast-Profil des aktuellen Systems generiert?</text:p>
            <text:p>…………………………………….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>
          <draw:text-box>
            <text:p>Kontrollfrage 3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Welche Punkte können mit autoyast-Profilen erledigt werden?</text:p>
            <text:p>A) Benutzer anlegen</text:p>
            <text:p>B) Netzwerk konfigurieren</text:p>
            <text:p>C) System verwalten</text:p>
            <text:p>D) Pakete installieren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.737cm" svg:x="1.4cm" svg:y="1.721cm" presentation:class="title" presentation:user-transformed="true">
          <draw:text-box>
            <text:p>Kontrollfrage 4</text:p>
          </draw:text-box>
        </draw:frame>
        <draw:frame presentation:style-name="pr5" draw:layer="layout" svg:width="25.199cm" svg:height="12.179cm" svg:x="1.4cm" svg:y="4.914cm" presentation:class="outline">
          <draw:text-box>
            <text:p>Wie können autoyast-Profile editiert werden?</text:p>
            <text:p>…………………………………….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lides</text:span></text:p>
                <text:p><text:span text:style-name="T1">Adfinis SyGroup AG, 2016, Attribution-NonCommercial 2.0</text:span><text:span text:style-name="T1"><text:line-break/></text:span><text:span text:style-name="T1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TheSansOffice2" svg:font-family="TheSansOffice" style:font-family-generic="swiss"/>
    <style:font-face style:name="FreeSans1" svg:font-family="FreeSans" style:font-pitch="variable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2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623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53:00.154797183</meta:creation-date>
    <dc:date>2016-08-23T18:30:07.106949653</dc:date>
    <dc:creator>Philipp Marmet</dc:creator>
    <meta:editing-duration>PT59M</meta:editing-duration>
    <meta:editing-cycles>23</meta:editing-cycles>
    <meta:generator>LibreOffice/5.2.0.4$Linux_X86_64 LibreOffice_project/20m0$Build-4</meta:generator>
    <meta:document-statistic meta:object-count="45"/>
    <meta:user-defined meta:name="Modul_Area">SSA</meta:user-defined>
    <meta:user-defined meta:name="Modul_ID">1007</meta:user-defined>
    <meta:user-defined meta:name="Modul_Name">autoyast</meta:user-defined>
  </office:meta>
</office:document-meta>
</file>